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4"/>
        <table:table-column table:style-name="co2" table:number-columns-repeated="2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gnom</text:p>
          </table:table-cell>
          <table:table-cell table:style-name="ce2" office:value-type="string" calcext:value-type="string">
            <text:p>Data de Naixament</text:p>
          </table:table-cell>
          <table:table-cell table:style-name="ce2" office:value-type="string" calcext:value-type="string">
            <text:p>Posició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Herrera</text:p>
          </table:table-cell>
          <table:table-cell office:value-type="date" office:date-value="1993-06-05" calcext:value-type="date">
            <text:p>05/06/93</text:p>
          </table:table-cell>
          <table:table-cell office:value-type="string" calcext:value-type="string">
            <text:p>Porter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cho </text:p>
          </table:table-cell>
          <table:table-cell office:value-type="string" calcext:value-type="string">
            <text:p>Vidal Miralles</text:p>
          </table:table-cell>
          <table:table-cell office:value-type="date" office:date-value="1995-01-24" calcext:value-type="date">
            <text:p>24/01/95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Cruz Alvaro Armada</text:p>
          </table:table-cell>
          <table:table-cell office:value-type="date" office:date-value="1992-07-28" calcext:value-type="date">
            <text:p>28/07/92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ai </text:p>
          </table:table-cell>
          <table:table-cell office:value-type="string" calcext:value-type="string">
            <text:p>García Lugea</text:p>
          </table:table-cell>
          <table:table-cell office:value-type="date" office:date-value="1992-02-03" calcext:value-type="date">
            <text:p>03/02/92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rcía Zubira</text:p>
          </table:table-cell>
          <table:table-cell office:value-type="date" office:date-value="1994-02-14" calcext:value-type="date">
            <text:p>14/02/94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orro Marset</text:p>
          </table:table-cell>
          <table:table-cell office:value-type="date" office:date-value="1994-07-19" calcext:value-type="date">
            <text:p>19/07/94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Moncayola Tollar</text:p>
          </table:table-cell>
          <table:table-cell office:value-type="date" office:date-value="1998-05-14" calcext:value-type="date">
            <text:p>14/05/98</text:p>
          </table:table-cell>
          <table:table-cell office:value-type="string" calcext:value-type="string">
            <text:p>Migcampista</text:p>
          </table:table-cell>
          <table:table-cell table:style-name="Default"/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rko</text:p>
          </table:table-cell>
          <table:table-cell office:value-type="string" calcext:value-type="string">
            <text:p>Brasanc</text:p>
          </table:table-cell>
          <table:table-cell office:value-type="date" office:date-value="1992-02-12" calcext:value-type="date">
            <text:p>12/02/92</text:p>
          </table:table-cell>
          <table:table-cell office:value-type="string" calcext:value-type="string">
            <text:p>Migcampista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<text:span text:style-name="T1"> Ezequiel </text:span>Chimy Ávila</text:p>
          </table:table-cell>
          <table:table-cell office:value-type="date" office:date-value="1994-02-06" calcext:value-type="date">
            <text:p>06/02/94</text:p>
          </table:table-cell>
          <table:table-cell office:value-type="string" calcext:value-type="string">
            <text:p>Delantero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Barja</text:p>
          </table:table-cell>
          <table:table-cell office:value-type="date" office:date-value="1997-04-01" calcext:value-type="date">
            <text:p>01/04/97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bde</text:p>
          </table:table-cell>
          <table:table-cell office:value-type="string" calcext:value-type="string">
            <text:p>Azzalzouli</text:p>
          </table:table-cell>
          <table:table-cell office:value-type="date" office:date-value="2001-12-17" calcext:value-type="date">
            <text:p>17/12/01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ubén </text:p>
          </table:table-cell>
          <table:table-cell office:value-type="string" calcext:value-type="string">
            <text:p>García Santos</text:p>
          </table:table-cell>
          <table:table-cell office:value-type="date" office:date-value="1993-07-14" calcext:value-type="date">
            <text:p>14/07/93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Peña</text:p>
          </table:table-cell>
          <table:table-cell office:value-type="date" office:date-value="1991-07-18" calcext:value-type="date">
            <text:p>18/07/91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ómez Bordonado</text:p>
          </table:table-cell>
          <table:table-cell office:value-type="date" office:date-value="1994-06-23" calcext:value-type="date">
            <text:p>23/06/94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Budimir</text:p>
          </table:table-cell>
          <table:table-cell office:value-type="date" office:date-value="1991-07-22" calcext:value-type="date">
            <text:p>22/07/91</text:p>
          </table:table-cell>
          <table:table-cell office:value-type="string" calcext:value-type="string">
            <text:p>Delantero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García Martinez</text:p>
          </table:table-cell>
          <table:table-cell office:value-type="date" office:date-value="1989-11-25" calcext:value-type="date">
            <text:p>25/11/89</text:p>
          </table:table-cell>
          <table:table-cell office:value-type="string" calcext:value-type="string">
            <text:p>Delantero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Ibáñez Lumbreras</text:p>
          </table:table-cell>
          <table:table-cell office:value-type="date" office:date-value="1998-09-20" calcext:value-type="date">
            <text:p>20/09/98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nu </text:p>
          </table:table-cell>
          <table:table-cell office:value-type="string" calcext:value-type="string">
            <text:p>Sánchez</text:p>
          </table:table-cell>
          <table:table-cell office:value-type="date" office:date-value="2000-08-24" calcext:value-type="date">
            <text:p>24/08/00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imar</text:p>
          </table:table-cell>
          <table:table-cell office:value-type="string" calcext:value-type="string">
            <text:p>Oroz Huarte</text:p>
          </table:table-cell>
          <table:table-cell office:value-type="date" office:date-value="2001-11-27" calcext:value-type="date">
            <text:p>27/11/01</text:p>
          </table:table-cell>
          <table:table-cell office:value-type="string" calcext:value-type="string">
            <text:p>Migcampista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dane</text:p>
          </table:table-cell>
          <table:table-cell office:value-type="string" calcext:value-type="string">
            <text:p>Hernandez Umpierrez</text:p>
          </table:table-cell>
          <table:table-cell office:value-type="date" office:date-value="1989-03-23" calcext:value-type="date">
            <text:p>23/03/89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itor </text:p>
          </table:table-cell>
          <table:table-cell office:value-type="string" calcext:value-type="string">
            <text:p>Fernandez</text:p>
          </table:table-cell>
          <table:table-cell office:value-type="date" office:date-value="1991-05-03" calcext:value-type="date">
            <text:p>03/05/91</text:p>
          </table:table-cell>
          <table:table-cell office:value-type="string" calcext:value-type="string">
            <text:p>Porter</text:p>
          </table:table-cell>
          <table:table-cell table:number-columns-repeated="12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Pablo </text:p>
          </table:table-cell>
          <table:table-cell table:style-name="Default" office:value-type="string" calcext:value-type="string">
            <text:p>Valencia</text:p>
          </table:table-cell>
          <table:table-cell table:style-name="ce5" office:value-type="date" office:date-value="2001-03-16" calcext:value-type="date">
            <text:p>16/03/01</text:p>
          </table:table-cell>
          <table:table-cell table:style-name="Default" office:value-type="string" calcext:value-type="string">
            <text:p>Porter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Herrando Oroz</text:p>
          </table:table-cell>
          <table:table-cell office:value-type="date" office:date-value="2001-02-28" calcext:value-type="date">
            <text:p>28/02/01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Moreno</text:p>
          </table:table-cell>
          <table:table-cell office:value-type="date" office:date-value="2001-06-21" calcext:value-type="date">
            <text:p>21/06/01</text:p>
          </table:table-cell>
          <table:table-cell office:value-type="string" calcext:value-type="string">
            <text:p>Defensa</text:p>
          </table:table-cell>
          <table:table-cell table:number-columns-repeated="12"/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Darío </text:p>
          </table:table-cell>
          <table:table-cell table:style-name="Default" office:value-type="string" calcext:value-type="string">
            <text:p>Ramos</text:p>
          </table:table-cell>
          <table:table-cell table:style-name="ce5" office:value-type="date" office:date-value="1999-10-19" calcext:value-type="date">
            <text:p>19/10/99</text:p>
          </table:table-cell>
          <table:table-cell table:style-name="Default" office:value-type="string" calcext:value-type="string">
            <text:p>Porter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Full1.A1:Full1.S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0:13:28.820000000</meta:creation-date>
    <dc:date>2023-02-06T17:51:28.684000000</dc:date>
    <meta:editing-duration>PT30M17S</meta:editing-duration>
    <meta:editing-cycles>2</meta:editing-cycles>
    <meta:generator>LibreOffice/7.4.0.3$Windows_X86_64 LibreOffice_project/f85e47c08ddd19c015c0114a68350214f7066f5a</meta:generator>
    <meta:document-statistic meta:table-count="1" meta:cell-count="130" meta:object-count="0"/>
  </office:meta>
</office:document-meta>
</file>